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d170" officeooo:paragraph-rsid="000ad170"/>
    </style:style>
    <style:style style:name="P2" style:family="paragraph" style:parent-style-name="Standard">
      <style:text-properties officeooo:paragraph-rsid="000ad170"/>
    </style:style>
    <style:style style:name="P3" style:family="paragraph" style:parent-style-name="Standard">
      <style:text-properties fo:font-weight="bold" officeooo:rsid="000ad170" officeooo:paragraph-rsid="000ad170" style:font-weight-asian="bold" style:font-weight-complex="bold"/>
    </style:style>
    <style:style style:name="P4" style:family="paragraph" style:parent-style-name="Standard">
      <style:text-properties fo:font-weight="bold" officeooo:rsid="000b3023" officeooo:paragraph-rsid="000b3023" style:font-weight-asian="bold" style:font-weight-complex="bold"/>
    </style:style>
    <style:style style:name="P5" style:family="paragraph" style:parent-style-name="Standard">
      <style:text-properties fo:font-weight="normal" officeooo:rsid="000ad170" officeooo:paragraph-rsid="000ad170" style:font-weight-asian="normal" style:font-weight-complex="normal"/>
    </style:style>
    <style:style style:name="P6" style:family="paragraph" style:parent-style-name="Standard">
      <style:text-properties fo:font-weight="normal" officeooo:rsid="000b3023" officeooo:paragraph-rsid="000b3023" style:font-weight-asian="normal" style:font-weight-complex="normal"/>
    </style:style>
    <style:style style:name="P7" style:family="paragraph" style:parent-style-name="Standard">
      <style:text-properties fo:font-weight="normal" officeooo:rsid="000cb658" officeooo:paragraph-rsid="000cb658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ad170" officeooo:paragraph-rsid="000ad170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b3023" officeooo:paragraph-rsid="000b3023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cb658" officeooo:paragraph-rsid="000cb658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de43a" officeooo:paragraph-rsid="000de43a" style:font-weight-asian="bold" style:font-weight-complex="bold"/>
    </style:style>
    <style:style style:name="P12" style:family="paragraph" style:parent-style-name="Standard">
      <style:text-properties style:text-underline-style="none" fo:font-weight="normal" officeooo:rsid="000de43a" officeooo:paragraph-rsid="000de43a" style:font-weight-asian="normal" style:font-weight-complex="normal"/>
    </style:style>
    <style:style style:name="T1" style:family="text">
      <style:text-properties officeooo:rsid="000ad17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ad170"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Operador push:</text:span><text:span text:style-name="T4"><text:line-break/></text:span><text:line-break/>db.pokemon.updateOne({ <text:span text:style-name="T2"><text:s/>ATUALIZA O PRIMEIRO DOCUMENTO COM AS CONDIÇÕES </text:span></text:p>
      <text:p text:style-name="P1"><text:tab/>“number”: 7 <text:s text:c="11"/><text:span text:style-name="T2">QUAL DOCUMENTO SE QUER ALTER?</text:span></text:p>
      <text:p text:style-name="P1">}, {</text:p>
      <text:p text:style-name="P1"><text:s text:c="7"/>$push: { <text:span text:style-name="T2">O QUE EU QUERO FAZER?</text:span></text:p>
      <text:p text:style-name="P1"><text:tab/>“evolutions”: “Blastoise” <text:span text:style-name="T2">ONDE EU QUERO FAZER A ALTERAÇÃO?</text:span></text:p>
      <text:p text:style-name="P1"><text:s text:c="5"/>}</text:p>
      <text:p text:style-name="P1">});</text:p>
      <text:p text:style-name="P3"/>
      <text:p text:style-name="P8">Operador pop:</text:p>
      <text:p text:style-name="P3"/>
      <text:p text:style-name="P1">db.pokemon.updateOne({ <text:s/><text:span text:style-name="T2">ATUALIZA O PRIMEIRO DOCUMENTO COM AS CONDIÇÕES </text:span></text:p>
      <text:p text:style-name="P1"><text:tab/>“number”: 8 <text:s text:c="11"/><text:span text:style-name="T2">QUAL DOCUMENTO SE QUER ALTER?</text:span></text:p>
      <text:p text:style-name="P1">}, {</text:p>
      <text:p text:style-name="P2"><text:span text:style-name="T1"><text:s text:c="7"/>$pop: { </text:span><text:span text:style-name="T3">O QUE EU QUERO FAZER?</text:span></text:p>
      <text:p text:style-name="P1"><text:tab/>“evolutions”: -1 <text:span text:style-name="T2">ONDE EU QUERO FAZER A ALTERAÇÃO?</text:span></text:p>
      <text:p text:style-name="P1"><text:s text:c="5"/>}</text:p>
      <text:p text:style-name="P1">});</text:p>
      <text:p text:style-name="P3"/>
      <text:p text:style-name="P3">Obs: -1 para remover o primeiro valor e 1 para remover o último.</text:p>
      <text:p text:style-name="P1"/>
      <text:p text:style-name="P8">Operador pull:</text:p>
      <text:p text:style-name="P3"/>
      <text:p text:style-name="P5">db.pokemon.updateMany(</text:p>
      <text:p text:style-name="P5"><text:tab/>{ }, <text:span text:style-name="T2">SELECIONA TUDO / TODOS OS DOCUMENTOS</text:span></text:p>
      <text:p text:style-name="P5"><text:tab/>{</text:p>
      <text:p text:style-name="P5"><text:tab/> <text:s text:c="4"/>$pull: { <text:span text:style-name="T2">REMOVE UM VALOR ESPECÍFICO</text:span></text:p>
      <text:p text:style-name="P5"><text:tab/><text:tab/>“evolutions”: { $ in: [“Venusaur”, “Charizard”] }</text:p>
      <text:p text:style-name="P5"><text:tab/> <text:s text:c="2"/><text:tab/>}</text:p>
      <text:p text:style-name="P5"><text:s text:c="3"/><text:tab/>}</text:p>
      <text:p text:style-name="P5"><text:s text:c="8"/>);<text:tab/></text:p>
      <text:p text:style-name="P5"/>
      <text:p text:style-name="P9">Operador addToSet:</text:p>
      <text:p text:style-name="P4"/>
      <text:p text:style-name="P6">db.inventory.update( { _id: 1 }, { $addToSet: { tags: "accessories" } } );</text:p>
      <text:p text:style-name="P6"/>
      <text:p text:style-name="P4">Obs.: adiciona apenas se for diferente.</text:p>
      <text:p text:style-name="P4"/>
      <text:p text:style-name="P10">Operador each com addToSet:</text:p>
      <text:p text:style-name="P10"/>
      <text:p text:style-name="P7">db.inventory.updateOne( </text:p>
      <text:p text:style-name="P7"><text:tab/><text:tab/>{ _id: 2 }, </text:p>
      <text:p text:style-name="P7"><text:tab/><text:tab/>{ </text:p>
      <text:p text:style-name="P7"><text:tab/><text:tab/> <text:s text:c="6"/>$addToSet: { </text:p>
      <text:p text:style-name="P7"><text:tab/><text:tab/> <text:s text:c="7"/>tags: { </text:p>
      <text:p text:style-name="P7"><text:tab/><text:tab/> <text:s text:c="19"/>$each: ["camera", "electronics", "accessories"] </text:p>
      <text:p text:style-name="P7"><text:tab/><text:tab/><text:tab/>} </text:p>
      <text:p text:style-name="P7"><text:tab/> <text:s text:c="17"/>} </text:p>
      <text:p text:style-name="P7"><text:tab/><text:tab/>}</text:p>
      <text:p text:style-name="P7"><text:tab/> <text:s text:c="7"/>);</text:p>
      <text:p text:style-name="P7"/>
      <text:p text:style-name="P11"><text:soft-page-break/>Operador arrayFilters:</text:p>
      <text:p text:style-name="P11"/>
      <text:p text:style-name="P12">db.recipes.updateMany( // Passamos de updateOne para updateMany. </text:p>
      <text:p text:style-name="P12">{}, // Retiramos a restrição do título. </text:p>
      <text:p text:style-name="P12">{ $set : { </text:p>
      <text:p text:style-name="P12"><text:s text:c="15"/>"ingredients.$[elemento].unit": "xícara", // Setamos `unit` como "xícara", <text:tab/><text:tab/><text:tab/> <text:s text:c="3"/>“ingredients.$[elemento].name": "Farinha Integral"// `name` como "Farinha Integral". </text:p>
      <text:p text:style-name="P12"><text:tab/> <text:s/>} </text:p>
      <text:p text:style-name="P12"><text:tab/>}, { arrayFilters: [ { "elemento.name": "Farinha" } ]} // Filtramos os arrays que o valor da propriedade `name` seja "Farinha". 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5:11:31.135799141</meta:creation-date>
    <meta:generator>LibreOffice/6.4.6.2$Linux_X86_64 LibreOffice_project/40$Build-2</meta:generator>
    <dc:date>2021-03-15T15:47:05.458763892</dc:date>
    <meta:editing-duration>PT3M27S</meta:editing-duration>
    <meta:editing-cycles>1</meta:editing-cycles>
    <meta:document-statistic meta:table-count="0" meta:image-count="0" meta:object-count="0" meta:page-count="2" meta:paragraph-count="46" meta:word-count="213" meta:character-count="1548" meta:non-whitespace-character-count="1181"/>
  </office:meta>
</office:document-meta>
</file>